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start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1cm" svg:x="5.5cm" svg:y="3.5cm">
          <text:p text:style-name="P1">CFGNode</text:p>
        </draw:rect>
        <draw:rect draw:style-name="gr2" draw:text-style-name="P2" draw:layer="layout" svg:width="5.5cm" svg:height="3.5cm" svg:x="5.5cm" svg:y="4.5cm">
          <text:p text:style-name="P2">int firstBCA</text:p>
          <text:p text:style-name="P2">int lastBCA</text:p>
          <text:p text:style-name="P2">CFGNode idom</text:p>
          <text:p text:style-name="P2">boolean isLoopHeader</text:p>
          <text:p text:style-name="P2">CFGNode[] sucessors</text:p>
          <text:p text:style-name="P2">CFGNode[] predecessor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3-29T17:23:21.36</dc:date>
    <dc:creator>Urs Graf</dc:creator>
    <meta:editing-duration>PT00H07M20S</meta:editing-duration>
    <meta:editing-cycles>1</meta:editing-cycles>
    <meta:document-statistic meta:object-count="2"/>
    <meta:generator>OpenOffice.org/3.2$Win32 OpenOffice.org_project/320m12$Build-9483</meta:generator>
  </office:meta>
</office:document-meta>
</file>